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477494" officeooo:paragraph-rsid="0031394e"/>
    </style:style>
    <style:style style:name="P15" style:family="paragraph" style:parent-style-name="Text_20_body">
      <style:text-properties style:font-name="Calibri" officeooo:rsid="00376c3f" officeooo:paragraph-rsid="00376c3f"/>
    </style:style>
    <style:style style:name="P16" style:family="paragraph" style:parent-style-name="Text_20_body">
      <style:text-properties style:font-name="Calibri" officeooo:rsid="00376c3f" officeooo:paragraph-rsid="0039b937"/>
    </style:style>
    <style:style style:name="P17" style:family="paragraph" style:parent-style-name="Text_20_body">
      <style:text-properties style:font-name="Calibri" officeooo:rsid="0039b937" officeooo:paragraph-rsid="0039b937"/>
    </style:style>
    <style:style style:name="P18" style:family="paragraph" style:parent-style-name="Text_20_body">
      <style:text-properties style:font-name="Calibri" officeooo:rsid="00379b93" officeooo:paragraph-rsid="0039b937"/>
    </style:style>
    <style:style style:name="P19" style:family="paragraph" style:parent-style-name="Text_20_body">
      <style:text-properties style:font-name="Calibri" fo:font-style="normal" style:font-style-asian="normal" style:font-style-complex="normal"/>
    </style:style>
    <style:style style:name="P20" style:family="paragraph" style:parent-style-name="Text_20_body">
      <style:text-properties style:font-name="Calibri" officeooo:rsid="0059508e" officeooo:paragraph-rsid="0059508e"/>
    </style:style>
    <style:style style:name="P21" style:family="paragraph" style:parent-style-name="Text_20_body">
      <style:text-properties style:font-name="Calibri" officeooo:rsid="0062d170" officeooo:paragraph-rsid="0062d170"/>
    </style:style>
    <style:style style:name="P22" style:family="paragraph" style:parent-style-name="Text_20_body">
      <style:text-properties style:font-name="Calibri" officeooo:rsid="0064951a" officeooo:paragraph-rsid="0064951a"/>
    </style:style>
    <style:style style:name="P23" style:family="paragraph" style:parent-style-name="Text_20_body">
      <style:text-properties style:font-name="Calibri" officeooo:paragraph-rsid="00658884"/>
    </style:style>
    <style:style style:name="P24" style:family="paragraph" style:parent-style-name="Text_20_body">
      <style:text-properties style:font-name="Calibri" officeooo:rsid="00764cf4" officeooo:paragraph-rsid="00764cf4"/>
    </style:style>
    <style:style style:name="P25" style:family="paragraph" style:parent-style-name="Text_20_body">
      <style:text-properties style:font-name="Calibri" officeooo:paragraph-rsid="0077af22"/>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style:font-name="Calibri" officeooo:rsid="0088d0e5" officeooo:paragraph-rsid="0088d0e5"/>
    </style:style>
    <style:style style:name="P28" style:family="paragraph" style:parent-style-name="Text_20_body">
      <style:text-properties style:font-name="Calibri" officeooo:paragraph-rsid="00868223"/>
    </style:style>
    <style:style style:name="P29" style:family="paragraph" style:parent-style-name="Text_20_body">
      <style:text-properties style:font-name="Calibri" officeooo:rsid="008f8b49" officeooo:paragraph-rsid="008f8b49"/>
    </style:style>
    <style:style style:name="P30" style:family="paragraph" style:parent-style-name="Text_20_body">
      <style:text-properties style:font-name="Calibri" officeooo:rsid="0091d7bc" officeooo:paragraph-rsid="0091d7bc"/>
    </style:style>
    <style:style style:name="P31" style:family="paragraph" style:parent-style-name="Text_20_body">
      <style:text-properties style:font-name="Calibri" officeooo:rsid="009399c4" officeooo:paragraph-rsid="009399c4"/>
    </style:style>
    <style:style style:name="P32" style:family="paragraph" style:parent-style-name="Text_20_body">
      <style:text-properties officeooo:rsid="00171293" officeooo:paragraph-rsid="00171293"/>
    </style:style>
    <style:style style:name="P33" style:family="paragraph" style:parent-style-name="Text_20_body">
      <style:text-properties officeooo:rsid="00189698" officeooo:paragraph-rsid="00538472"/>
    </style:style>
    <style:style style:name="P34" style:family="paragraph" style:parent-style-name="Text_20_body">
      <style:text-properties officeooo:paragraph-rsid="001bf08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paragraph-rsid="0057cdd1"/>
    </style:style>
    <style:style style:name="P37" style:family="paragraph" style:parent-style-name="Text_20_body">
      <style:text-properties officeooo:paragraph-rsid="008f025f"/>
    </style:style>
    <style:style style:name="P38" style:family="paragraph" style:parent-style-name="Text_20_body">
      <style:text-properties officeooo:rsid="0091d7bc" officeooo:paragraph-rsid="0091d7b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Standard">
      <style:text-properties officeooo:paragraph-rsid="0072bd83"/>
    </style:style>
    <style:style style:name="P43" style:family="paragraph" style:parent-style-name="Standard">
      <style:text-properties officeooo:paragraph-rsid="00764cf4"/>
    </style:style>
    <style:style style:name="P44" style:family="paragraph" style:parent-style-name="Heading_20_2">
      <style:text-properties officeooo:rsid="001bf082" officeooo:paragraph-rsid="0054515e"/>
    </style:style>
    <style:style style:name="P45" style:family="paragraph" style:parent-style-name="Heading_20_2">
      <style:text-properties officeooo:rsid="0035b0c4" officeooo:paragraph-rsid="0035b0c4"/>
    </style:style>
    <style:style style:name="P46" style:family="paragraph" style:parent-style-name="Heading_20_2">
      <style:text-properties officeooo:rsid="0059508e" officeooo:paragraph-rsid="0059508e"/>
    </style:style>
    <style:style style:name="P47" style:family="paragraph" style:parent-style-name="Heading_20_2">
      <style:text-properties officeooo:rsid="00615cde" officeooo:paragraph-rsid="00615cde"/>
    </style:style>
    <style:style style:name="P48" style:family="paragraph" style:parent-style-name="Heading_20_2">
      <style:text-properties officeooo:rsid="0077af22" officeooo:paragraph-rsid="0077af22"/>
    </style:style>
    <style:style style:name="P49" style:family="paragraph" style:parent-style-name="Heading_20_2">
      <style:text-properties officeooo:rsid="0084aef6" officeooo:paragraph-rsid="0084aef6"/>
    </style:style>
    <style:style style:name="P50" style:family="paragraph" style:parent-style-name="Heading_20_2">
      <style:text-properties officeooo:rsid="00868223" officeooo:paragraph-rsid="00868223"/>
    </style:style>
    <style:style style:name="P51" style:family="paragraph" style:parent-style-name="Heading_20_3">
      <style:text-properties officeooo:rsid="00538472" officeooo:paragraph-rsid="00538472"/>
    </style:style>
    <style:style style:name="P52" style:family="paragraph" style:parent-style-name="Heading_20_3">
      <style:text-properties officeooo:rsid="0029921c" officeooo:paragraph-rsid="0029921c"/>
    </style:style>
    <style:style style:name="P53" style:family="paragraph" style:parent-style-name="Heading_20_3">
      <style:text-properties officeooo:rsid="0055c1d0" officeooo:paragraph-rsid="0055c1d0"/>
    </style:style>
    <style:style style:name="P54" style:family="paragraph" style:parent-style-name="Heading_20_3">
      <style:text-properties officeooo:rsid="0039b937" officeooo:paragraph-rsid="0039f1ce"/>
    </style:style>
    <style:style style:name="P55" style:family="paragraph" style:parent-style-name="Heading_20_3">
      <style:text-properties officeooo:paragraph-rsid="0039b937"/>
    </style:style>
    <style:style style:name="P56" style:family="paragraph" style:parent-style-name="Heading_20_3">
      <style:text-properties officeooo:rsid="0064951a" officeooo:paragraph-rsid="0064951a"/>
    </style:style>
    <style:style style:name="P57" style:family="paragraph" style:parent-style-name="Heading_20_3">
      <style:text-properties officeooo:paragraph-rsid="0066ce89"/>
    </style:style>
    <style:style style:name="P58" style:family="paragraph" style:parent-style-name="Heading_20_3">
      <style:text-properties officeooo:rsid="00764cf4" officeooo:paragraph-rsid="00764cf4"/>
    </style:style>
    <style:style style:name="P59" style:family="paragraph" style:parent-style-name="Heading_20_3">
      <style:text-properties officeooo:rsid="0088d0e5" officeooo:paragraph-rsid="0088d0e5"/>
    </style:style>
    <style:style style:name="P60" style:family="paragraph" style:parent-style-name="Heading_20_3">
      <style:text-properties officeooo:rsid="008f8b49" officeooo:paragraph-rsid="008f8b49"/>
    </style:style>
    <style:style style:name="P61" style:family="paragraph" style:parent-style-name="Heading_20_3">
      <style:text-properties officeooo:rsid="009399c4" officeooo:paragraph-rsid="009399c4"/>
    </style:style>
    <style:style style:name="P62" style:family="paragraph" style:parent-style-name="Heading_20_4">
      <style:text-properties fo:font-style="normal" style:font-style-asian="normal" style:font-style-complex="normal"/>
    </style:style>
    <style:style style:name="P63" style:family="paragraph" style:parent-style-name="Standard" style:list-style-name="L2">
      <style:text-properties officeooo:paragraph-rsid="00762e4e"/>
    </style:style>
    <style:style style:name="P64" style:family="paragraph" style:parent-style-name="Standard" style:list-style-name="L2">
      <style:text-properties style:font-name="Calibri" officeooo:rsid="0072bd83" officeooo:paragraph-rsid="0072bd83"/>
    </style:style>
    <style:style style:name="P65" style:family="paragraph" style:parent-style-name="Standard" style:list-style-name="L2">
      <style:text-properties style:font-name="Calibri" officeooo:rsid="00762e4e" officeooo:paragraph-rsid="00762e4e"/>
    </style:style>
    <style:style style:name="P66" style:family="paragraph" style:parent-style-name="Standard" style:list-style-name="L2">
      <style:text-properties style:font-name="Calibri" officeooo:rsid="0073d320" officeooo:paragraph-rsid="00762e4e"/>
    </style:style>
    <style:style style:name="P67" style:family="paragraph" style:parent-style-name="Standard" style:list-style-name="L3">
      <style:text-properties officeooo:paragraph-rsid="00762e4e"/>
    </style:style>
    <style:style style:name="P68" style:family="paragraph" style:parent-style-name="Text_20_body" style:list-style-name="L1">
      <style:text-properties style:font-name="Calibri" officeooo:rsid="0062d170" officeooo:paragraph-rsid="0062d170"/>
    </style:style>
    <style:style style:name="P69" style:family="paragraph" style:parent-style-name="Text_20_body" style:list-style-name="L1">
      <style:text-properties style:font-name="Calibri" officeooo:rsid="0063ba47" officeooo:paragraph-rsid="0063ba47"/>
    </style:style>
    <style:style style:name="P70" style:family="paragraph" style:parent-style-name="Text_20_body" style:list-style-name="L4">
      <style:text-properties style:font-name="Calibri" officeooo:paragraph-rsid="008f025f"/>
    </style:style>
    <style:style style:name="P71" style:family="paragraph" style:parent-style-name="Text_20_body" style:list-style-name="L5">
      <style:text-properties style:font-name="Calibri" officeooo:paragraph-rsid="0088d0e5"/>
    </style:style>
    <style:style style:name="P72" style:family="paragraph" style:parent-style-name="Text_20_body" style:list-style-name="L6">
      <style:text-properties style:font-name="Calibri" officeooo:rsid="0088d0e5" officeooo:paragraph-rsid="0088d0e5"/>
    </style:style>
    <style:style style:name="P73" style:family="paragraph" style:parent-style-name="Text_20_body" style:list-style-name="L7">
      <style:text-properties style:font-name="Calibri" officeooo:rsid="008f8b49" officeooo:paragraph-rsid="008f8b49"/>
    </style:style>
    <style:style style:name="P74" style:family="paragraph" style:parent-style-name="Text_20_body" style:list-style-name="L8">
      <style:text-properties style:font-name="Calibri" officeooo:rsid="0091d7bc" officeooo:paragraph-rsid="0091d7bc"/>
    </style:style>
    <style:style style:name="P75" style:family="paragraph" style:parent-style-name="Text_20_body" style:list-style-name="L5">
      <style:text-properties officeooo:paragraph-rsid="0088d0e5"/>
    </style:style>
    <style:style style:name="P76" style:family="paragraph" style:parent-style-name="Text_20_body" style:list-style-name="L5">
      <style:text-properties officeooo:paragraph-rsid="008f025f"/>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8be76b"/>
    </style:style>
    <style:style style:name="T18" style:family="text">
      <style:text-properties style:font-name="Calibri" officeooo:rsid="008c67d3"/>
    </style:style>
    <style:style style:name="T19" style:family="text">
      <style:text-properties style:font-name="Calibri" officeooo:rsid="006e8f45"/>
    </style:style>
    <style:style style:name="T20" style:family="text">
      <style:text-properties style:font-name="Calibri" officeooo:rsid="0071cc0a"/>
    </style:style>
    <style:style style:name="T21" style:family="text">
      <style:text-properties style:font-name="Calibri" officeooo:rsid="0072bd83"/>
    </style:style>
    <style:style style:name="T22" style:family="text">
      <style:text-properties style:font-name="Calibri" officeooo:rsid="0073d320"/>
    </style:style>
    <style:style style:name="T23" style:family="text">
      <style:text-properties style:font-name="Calibri" officeooo:rsid="00762e4e"/>
    </style:style>
    <style:style style:name="T24" style:family="text">
      <style:text-properties style:font-name="Calibri" officeooo:rsid="0074bf73"/>
    </style:style>
    <style:style style:name="T25" style:family="text">
      <style:text-properties style:font-name="Calibri" officeooo:rsid="00764cf4"/>
    </style:style>
    <style:style style:name="T26" style:family="text">
      <style:text-properties style:font-name="Calibri" officeooo:rsid="008e380a"/>
    </style:style>
    <style:style style:name="T27" style:family="text">
      <style:text-properties style:font-name="Calibri" officeooo:rsid="00879aa9"/>
    </style:style>
    <style:style style:name="T28" style:family="text">
      <style:text-properties style:font-name="Calibri" officeooo:rsid="008f025f"/>
    </style:style>
    <style:style style:name="T29" style:family="text">
      <style:text-properties style:font-name="Calibri" officeooo:rsid="00928836"/>
    </style:style>
    <style:style style:name="T30" style:family="text">
      <style:text-properties style:font-name="Calibri" officeooo:rsid="009399c4"/>
    </style:style>
    <style:style style:name="T31" style:family="text">
      <style:text-properties officeooo:rsid="006d0358"/>
    </style:style>
    <style:style style:name="T32" style:family="text">
      <style:text-properties officeooo:rsid="006a736a"/>
    </style:style>
    <style:style style:name="T33" style:family="text">
      <style:text-properties officeooo:rsid="001ddff6"/>
    </style:style>
    <style:style style:name="T34" style:family="text">
      <style:text-properties officeooo:rsid="001f3cb6"/>
    </style:style>
    <style:style style:name="T35" style:family="text">
      <style:text-properties officeooo:rsid="0022e885"/>
    </style:style>
    <style:style style:name="T36" style:family="text">
      <style:text-properties officeooo:rsid="00216aaa"/>
    </style:style>
    <style:style style:name="T37" style:family="text">
      <style:text-properties officeooo:rsid="00247d3d"/>
    </style:style>
    <style:style style:name="T38" style:family="text">
      <style:text-properties officeooo:rsid="00250865"/>
    </style:style>
    <style:style style:name="T39" style:family="text">
      <style:text-properties officeooo:rsid="0025dad3"/>
    </style:style>
    <style:style style:name="T40" style:family="text">
      <style:text-properties officeooo:rsid="00260aaf"/>
    </style:style>
    <style:style style:name="T41" style:family="text">
      <style:text-properties officeooo:rsid="002953f5"/>
    </style:style>
    <style:style style:name="T42" style:family="text">
      <style:text-properties officeooo:rsid="002d4f0d"/>
    </style:style>
    <style:style style:name="T43" style:family="text">
      <style:text-properties officeooo:rsid="002ef097"/>
    </style:style>
    <style:style style:name="T44" style:family="text">
      <style:text-properties officeooo:rsid="0030e61d"/>
    </style:style>
    <style:style style:name="T45" style:family="text">
      <style:text-properties officeooo:rsid="0031394e"/>
    </style:style>
    <style:style style:name="T46" style:family="text">
      <style:text-properties officeooo:rsid="0054515e"/>
    </style:style>
    <style:style style:name="T47" style:family="text">
      <style:text-properties officeooo:rsid="0032f1b7"/>
    </style:style>
    <style:style style:name="T48" style:family="text">
      <style:text-properties officeooo:rsid="0039b937"/>
    </style:style>
    <style:style style:name="T49" style:family="text">
      <style:text-properties officeooo:rsid="00379b93"/>
    </style:style>
    <style:style style:name="T50" style:family="text">
      <style:text-properties officeooo:rsid="003f3b36"/>
    </style:style>
    <style:style style:name="T51" style:family="text">
      <style:text-properties officeooo:rsid="004a1999"/>
    </style:style>
    <style:style style:name="T5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3" style:family="text">
      <style:text-properties officeooo:rsid="008a7032"/>
    </style:style>
    <style:style style:name="T54" style:family="text">
      <style:text-properties officeooo:rsid="005b0eeb"/>
    </style:style>
    <style:style style:name="T55" style:family="text">
      <style:text-properties officeooo:rsid="005b490e"/>
    </style:style>
    <style:style style:name="T56" style:family="text">
      <style:text-properties officeooo:rsid="005d1b82"/>
    </style:style>
    <style:style style:name="T57" style:family="text">
      <style:text-properties officeooo:rsid="005d3e4d"/>
    </style:style>
    <style:style style:name="T58" style:family="text">
      <style:text-properties officeooo:rsid="006117a7"/>
    </style:style>
    <style:style style:name="T59" style:family="text">
      <style:text-properties officeooo:rsid="0062d170"/>
    </style:style>
    <style:style style:name="T60" style:family="text">
      <style:text-properties officeooo:rsid="0063ba47"/>
    </style:style>
    <style:style style:name="T61" style:family="text">
      <style:text-properties officeooo:rsid="008be76b"/>
    </style:style>
    <style:style style:name="T62" style:family="text">
      <style:text-properties officeooo:rsid="0066ce89"/>
    </style:style>
    <style:style style:name="T63" style:family="text">
      <style:text-properties officeooo:rsid="00658884"/>
    </style:style>
    <style:style style:name="T64" style:family="text">
      <style:text-properties fo:font-size="11pt" officeooo:rsid="00658884" style:font-size-asian="11pt" style:font-size-complex="11pt"/>
    </style:style>
    <style:style style:name="T65" style:family="text">
      <style:text-properties officeooo:rsid="0065d6e8"/>
    </style:style>
    <style:style style:name="T66" style:family="text">
      <style:text-properties officeooo:rsid="0064951a"/>
    </style:style>
    <style:style style:name="T67" style:family="text">
      <style:text-properties officeooo:rsid="008c67d3"/>
    </style:style>
    <style:style style:name="T68" style:family="text">
      <style:text-properties officeooo:rsid="00768b63"/>
    </style:style>
    <style:style style:name="T69" style:family="text">
      <style:text-properties officeooo:rsid="008e380a"/>
    </style:style>
    <style:style style:name="T70" style:family="text">
      <style:text-properties officeooo:rsid="0076b8e1"/>
    </style:style>
    <style:style style:name="T71" style:family="text">
      <style:text-properties officeooo:rsid="0077af22"/>
    </style:style>
    <style:style style:name="T72" style:family="text">
      <style:text-properties officeooo:rsid="007a6d52"/>
    </style:style>
    <style:style style:name="T73" style:family="text">
      <style:text-properties officeooo:rsid="007dc339"/>
    </style:style>
    <style:style style:name="T74" style:family="text">
      <style:text-properties officeooo:rsid="007efe87"/>
    </style:style>
    <style:style style:name="T75" style:family="text">
      <style:text-properties officeooo:rsid="007f2b40"/>
    </style:style>
    <style:style style:name="T76" style:family="text">
      <style:text-properties officeooo:rsid="008366f2"/>
    </style:style>
    <style:style style:name="T77" style:family="text">
      <style:text-properties officeooo:rsid="00868223"/>
    </style:style>
    <style:style style:name="T78" style:family="text">
      <style:text-properties officeooo:rsid="008f02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5">//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187_3618010990" text:style-name="Index_20_Link" text:visited-style-name="Index_20_Link">Login/Register Design<text:tab/>3</text:a></text:p>
          <text:p text:style-name="P40"><text:a xlink:type="simple" xlink:href="#__RefHeading___Toc406_2944421676" text:style-name="Index_20_Link" text:visited-style-name="Index_20_Link">Register Css<text:tab/>4</text:a></text:p>
          <text:p text:style-name="P39"><text:a xlink:type="simple" xlink:href="#__RefHeading___Toc408_2944421676" text:style-name="Index_20_Link" text:visited-style-name="Index_20_Link"><text:s/>Navigationsleiste<text:tab/>4</text:a></text:p>
          <text:p text:style-name="P40"><text:a xlink:type="simple" xlink:href="#__RefHeading___Toc191_3618010990" text:style-name="Index_20_Link" text:visited-style-name="Index_20_Link">Navigationsleiste: Elemente Positionieren<text:tab/>5</text:a></text:p>
          <text:p text:style-name="P40"><text:a xlink:type="simple" xlink:href="#__RefHeading___Toc410_2944421676" text:style-name="Index_20_Link" text:visited-style-name="Index_20_Link">Navigationsleiste: Homebutton<text:tab/>6</text:a></text:p>
          <text:p text:style-name="P40"><text:a xlink:type="simple" xlink:href="#__RefHeading___Toc412_2944421676" text:style-name="Index_20_Link" text:visited-style-name="Index_20_Link">Navigationsleiste: Hover<text:tab/>6</text:a></text:p>
          <text:p text:style-name="P39"><text:a xlink:type="simple" xlink:href="#__RefHeading___Toc319_1200204410" text:style-name="Index_20_Link" text:visited-style-name="Index_20_Link">Datenbank aufsetzen<text:tab/>7</text:a></text:p>
          <text:p text:style-name="P40"><text:a xlink:type="simple" xlink:href="#__RefHeading___Toc321_1200204410" text:style-name="Index_20_Link" text:visited-style-name="Index_20_Link">Datenbank werte einfügen<text:tab/>8</text:a></text:p>
          <text:p text:style-name="P40"><text:a xlink:type="simple" xlink:href="#__RefHeading___Toc323_1200204410" text:style-name="Index_20_Link" text:visited-style-name="Index_20_Link">Register Datenbank werte Eintragen<text:tab/>8</text:a></text:p>
          <text:p text:style-name="P41"><text:a xlink:type="simple" xlink:href="#__RefHeading___Toc492_382190869" text:style-name="Index_20_Link" text:visited-style-name="Index_20_Link">Try-Block<text:tab/>9</text:a></text:p>
          <text:p text:style-name="P41"><text:a xlink:type="simple" xlink:href="#__RefHeading___Toc494_382190869" text:style-name="Index_20_Link" text:visited-style-name="Index_20_Link">Catch-Block<text:tab/>9</text:a></text:p>
          <text:p text:style-name="P39"><text:a xlink:type="simple" xlink:href="#__RefHeading___Toc463_1196764312" text:style-name="Index_20_Link" text:visited-style-name="Index_20_Link">Login Funktionalität<text:tab/>10</text:a></text:p>
          <text:p text:style-name="P39"><text:a xlink:type="simple" xlink:href="#__RefHeading___Toc494_735095129" text:style-name="Index_20_Link" text:visited-style-name="Index_20_Link">Notizen Funktionalität<text:tab/>11</text:a></text:p>
          <text:p text:style-name="P40"><text:a xlink:type="simple" xlink:href="#__RefHeading___Toc496_735095129" text:style-name="Index_20_Link" text:visited-style-name="Index_20_Link">Notizen Funktionalität: Datenbank Attribute erklärt<text:tab/>11</text:a></text:p>
          <text:p text:style-name="P40"><text:a xlink:type="simple" xlink:href="#__RefHeading___Toc498_735095129" text:style-name="Index_20_Link" text:visited-style-name="Index_20_Link">Notizen Funktionalität: Datenbankverbindung + Session<text:tab/>12</text:a></text:p>
          <text:p text:style-name="P40"><text:a xlink:type="simple" xlink:href="#__RefHeading___Toc500_735095129" text:style-name="Index_20_Link" text:visited-style-name="Index_20_Link">Notizen Funktionalität: Notiz Erstellung<text:tab/>13</text:a></text:p>
          <text:p text:style-name="P40"><text:a xlink:type="simple" xlink:href="#__RefHeading___Toc652_3299405048" text:style-name="Index_20_Link" text:visited-style-name="Index_20_Link">Notizen Funktionalität: Notizen Abrufen<text:tab/>13</text:a></text:p>
          <text:p text:style-name="P39"><text:a xlink:type="simple" xlink:href="#__RefHeading___Toc654_3299405048" text:style-name="Index_20_Link" text:visited-style-name="Index_20_Link">Notizen html<text:tab/>14</text:a></text:p>
          <text:p text:style-name="P39"><text:a xlink:type="simple" xlink:href="#__RefHeading___Toc759_3803121435" text:style-name="Index_20_Link" text:visited-style-name="Index_20_Link"><text:s/>To-Do Planung (Rechtschreibung noch Fixen)<text:tab/>15</text:a></text:p>
          <text:p text:style-name="P39"><text:a xlink:type="simple" xlink:href="#__RefHeading___Toc761_3803121435" text:style-name="Index_20_Link" text:visited-style-name="Index_20_Link">To-Do Funktionalität: To-Do Erstellung<text:tab/>16</text:a></text:p>
          <text:p text:style-name="P40"><text:a xlink:type="simple" xlink:href="#__RefHeading___Toc1221_1929606996" text:style-name="Index_20_Link" text:visited-style-name="Index_20_Link">To-Do Funktionalität: To-Do Bearbeitung<text:tab/>16</text:a></text:p>
          <text:p text:style-name="P40"><text:a xlink:type="simple" xlink:href="#__RefHeading___Toc1223_1929606996" text:style-name="Index_20_Link" text:visited-style-name="Index_20_Link">To-Do Funktionalität: To-Do Löschen (Status 4)<text:tab/>17</text:a></text:p>
          <text:p text:style-name="P40"><text:a xlink:type="simple" xlink:href="#__RefHeading___Toc1225_1929606996" text:style-name="Index_20_Link" text:visited-style-name="Index_20_Link">To-Do Funktionalität: To-Do Status ändern<text:tab/>17</text:a></text:p>
          <text:p text:style-name="P40"><text:a xlink:type="simple" xlink:href="#__RefHeading___Toc1227_1929606996" text:style-name="Index_20_Link" text:visited-style-name="Index_20_Link">To-Do Funktionalität: To-Do Löschen (Status 5)<text:tab/>18</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6">Zuerst mussten wir eine Form<text:span text:style-name="T31">(html tag)</text:span> erstellen für die Eingabe Felder Benutzername und Passwort, hierbei <text:span text:style-name="T32">g</text:span>ab es keinerlei Probleme da wir dies bereits im Unterricht gründlich gemacht haben.<text:line-break/>Zudem haben wir noch einen a Tag am Ende der Login gemacht sodass man auch zu der Registrierung gelangt falls man noch keinen Account besitzt.</text:p>
      <text:p text:style-name="P32"><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33"><text:span text:style-name="T2">Danach ging es zur .css, Wir haben damit angefangen eine neue Class zu erstellen die wir maincontainer genannt haben, dem Container die Größe 500x</text:span><text:span text:style-name="T5">720</text:span><text:span text:style-name="T2"> gegeben haben.<text:line-break/></text:span><text:soft-page-break/><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51" text:outline-level="3"><text:bookmark-start text:name="__RefHeading___Toc406_2944421676"/>Register Css<text:bookmark-end text:name="__RefHeading___Toc406_2944421676"/></text:h>
      <text:p text:style-name="P33"><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4" text:outline-level="2"><text:bookmark-start text:name="__RefHeading___Toc408_2944421676"/><text:line-break/> <text:s text:c="78"/>Navigationsleiste<text:bookmark-end text:name="__RefHeading___Toc408_2944421676"/></text:h>
      <text:p text:style-name="P34"/>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text:soft-page-break/>Man kann nun auf alle verschiedenen Knöpfe drücken und man wird dann auch zu den richtigen Seiten weitergeleitet jedoch sieht es noch nicht sehr anschaulich aus, <text:span text:style-name="T33">weshalb wir eine .css Datei erstellen um das Aussehen und optischem verhalten der Seite zu verändern.<text:line-break/>Zuerst haben wir </text:span><text:span text:style-name="T34">die Hintergrund Farbe auf ein dunkles Lila geändert, dann noch die Breite auf 100% gestellt damit die Breite sich über die Ganze Seit erstreckt egal wie groß dein Gerät ist und dann noch die Höhe auf 10</text:span><text:span text:style-name="T35">0px</text:span><text:span text:style-name="T34">.</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36">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37">dies Konnte jedoch relativ einfach gelöst werden mit der Hilfe von w3schools indem wir uns dort den Abschnitt CSS – Layout display: inline-block; </text:span><text:span text:style-name="T38">angeschaut ha</text:span><text:span text:style-name="T39">ben, </text:span><text:span text:style-name="T40">dort steht beschrieben das im Gegensatz zu dem display: inline bei inline-block die Größe von Elementen geändert werden kann deshalb mussten wir um das Problem zu lösen nur den display auf inline-block ändern.<text:line-break/></text:span><text:span text:style-name="T41">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52"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42">gemacht indem wir einen Margin-top hinzugefügt haben, diesen Wert für das Margin-top war 10px da das &lt;a&gt; Element 80px groß war und die ganze Navigationsleiste 100px und wir unten oben den gleichen Abstand haben wollten. </text:span><text:span text:style-name="T43">Für Den Abstand Rechts und Links </text:span><text:span text:style-name="T44">gab es jedoch ein Problem da wir wollten das die 4 Elemente mittig stehen also mussten wir bei der nav das display auf flex stellen </text:span><text:span text:style-name="T45">und justify-content auf center somit wurden dann die Elemente mittig angereiht. <text:line-break/>Zuletzt mussten wir nun nur noch einen Margin links und Rechts einstellen damit die Elemente nicht press aneinander stehen.</text:span></text:p>
      <text:p text:style-name="P11"/>
      <text:h text:style-name="P51" text:outline-level="3"><text:bookmark-start text:name="__RefHeading___Toc410_2944421676"/><text:soft-page-break/>Navigationsleiste: Homebutton<text:bookmark-end text:name="__RefHeading___Toc410_2944421676"/></text:h>
      <text:p text:style-name="P12">Nachdem wir bereits angefangen hatten <text:span text:style-name="T46">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53" text:outline-level="3"><text:bookmark-start text:name="__RefHeading___Toc412_2944421676"/>Navigationsleiste: Hover<text:bookmark-end text:name="__RefHeading___Toc412_2944421676"/></text:h>
      <text:p text:style-name="P11"/>
      <text:p text:style-name="P13"><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47">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47"><text:line-break/></text:span><text:soft-page-break/><text:span text:style-name="T47"><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4"/>
      <text:h text:style-name="P45" text:outline-level="2"><text:bookmark-start text:name="__RefHeading___Toc319_1200204410"/>Datenbank <text:span text:style-name="T48">aufsetzen</text:span><text:bookmark-end text:name="__RefHeading___Toc319_1200204410"/></text:h>
      <text:p text:style-name="P15">Zuerst haben wir uns in Onenote einen Datenbank Prototypen gezeichnet wo wir alle unsere <text:span text:style-name="T49">Tabelle</text:span> einzeichnen für alle unsere Seiten und Funktionen am Ende sah diese dann wie folgt aus:</text:p>
      <text:p text:style-name="P16"><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9">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9"><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6"><text:soft-page-break/></text:p>
      <text:p text:style-name="P16"/>
      <text:p text:style-name="P16"/>
      <text:p text:style-name="P16"/>
      <text:p text:style-name="P16"/>
      <text:h text:style-name="P54" text:outline-level="3"><text:bookmark-start text:name="__RefHeading___Toc321_1200204410"/>Datenbank werte einfügen<text:bookmark-end text:name="__RefHeading___Toc321_1200204410"/></text:h>
      <text:p text:style-name="P17">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55" text:outline-level="3"/>
      <text:h text:style-name="Heading_20_3" text:outline-level="3"><text:bookmark-start text:name="__RefHeading___Toc323_1200204410"/><text:span text:style-name="T50">Register Datenbank werte Eintragen</text:span><text:line-break/><text:bookmark-end text:name="__RefHeading___Toc323_1200204410"/></text:h>
      <text:p text:style-name="P18"><text:span text:style-name="T51">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51">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62" text:outline-level="4"><text:bookmark-start text:name="__RefHeading___Toc492_382190869"/>Try-Block<text:bookmark-end text:name="__RefHeading___Toc492_382190869"/></text:h>
      <text:p text:style-name="P35"/>
      <text:p text:style-name="P19">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62" text:outline-level="4"><text:bookmark-start text:name="__RefHeading___Toc494_382190869"/>Catch-Block<text:bookmark-end text:name="__RefHeading___Toc494_382190869"/></text:h>
      <text:p text:style-name="P35"/>
      <text:p text:style-name="P36"><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4">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6" text:outline-level="2"><text:bookmark-start text:name="__RefHeading___Toc463_1196764312"/>Login Funktionalität<text:bookmark-end text:name="__RefHeading___Toc463_1196764312"/></text:h>
      <text:p text:style-name="P20">Dadurch da wir jetzt einen <text:span text:style-name="T53">f</text:span>unktionierenden Register haben wollen wir natürlich noch einen Login machen, die ersten <text:span text:style-name="T53">z</text:span>wei Zeilen aus dem Code können wir übernehmen wie sie bereits sind, somit haben wir nun wieder eine Verbindung zur Datenbank, die <text:span text:style-name="T53">V</text:span>ariablen bekommen wir auch genau gleich wie beim Register mit $_POST.<text:line-break/>Nun machen wir wieder ein $statement wie beim Register nur diesmal machen wir kein INSERT, sonder<text:span text:style-name="T53">n</text:span> ein SELECT da wir nichts in die Datenbank einfügen möchten, sondern wir <text:span text:style-name="T53">W</text:span>erte aus der Datenbank bekommen <text:span text:style-name="T53">möchten</text:span>, genauer genommen wollen wir alle Werte (*) von der Tabelle „<text:span text:style-name="T53">a</text:span>ccount“ nehmen wo der eingegebene „username“ mit dem „username“ übereinstimmt der in der Datenbank steht, damit wir das eingegebene Passwort mit dem Datenbank Passwor<text:span text:style-name="T53">t</text:span> übereinstimmt, am <text:span text:style-name="T53">E</text:span>nde sollte das $statement dann so aussehen:</text:p>
      <text:p text:style-name="P20"><draw:frame draw:style-name="fr3" draw:name="Bild12" text:anchor-type="char" svg:width="17cm" svg:height="0.549cm" draw:z-index="11"><draw:image xlink:href="Pictures/10000201000003BE0000001F09779CFF694FEDEE.png" xlink:type="simple" xlink:show="embed" xlink:actuate="onLoad" draw:mime-type="image/png"/></draw:frame><text:soft-page-break/><text:span text:style-name="T54">Die SELECT haben wir über diese Seite herausgefunden https://www.tutorialspoint.com/sqlite/sqlite_select_query.htm</text:span><text:line-break/>Bevor <text:span text:style-name="T53">wir</text:span> den $statement ausführen, müssen wir noch den Parameter binden damit es auch weiß woher der „username“ überhaupt genommen wird, <text:span text:style-name="T55">nun erstellen wir eine </text:span><text:span text:style-name="T53">n</text:span><text:span text:style-name="T55">eue Variabel, <text:line-break/>in dieser Variabel machen wir nun noch ein statement mit einem fetch, der fetch gibt uns dann die Tabellen</text:span><text:span text:style-name="T53">r</text:span><text:span text:style-name="T55">eihe als array aus, damit wir dieses array dann auch benutzen können, können wir zum </text:span><text:span text:style-name="T53">B</text:span><text:span text:style-name="T55">eispiel eine neue </text:span><text:span text:style-name="T53">V</text:span><text:span text:style-name="T55">ariabel erstellen die wir nun $datapass nennen und ihr den </text:span><text:span text:style-name="T53">W</text:span><text:span text:style-name="T55">ert von der fetch </text:span><text:span text:style-name="T5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3">W</text:span><text:span text:style-name="T56">erte für den Benutzernamen und der userid </text:span><text:span text:style-name="T57">zuweisen, damit wir diesen dann auf Seiten wie dem Notizenspeicher benutzen können, damit er auf dem Benutzer gespeichert wird.<text:line-break/>Wenn aber das Passwort falsch ist soll die Session abgebrochen werden.<text:line-break/></text:span><text:span text:style-name="T58">Um zur Startseite wieder zurückgeleitet zu werden einfach die PH</text:span><text:span text:style-name="T53">P</text:span><text:span text:style-name="T58">-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58"><text:line-break/></text:span></text:p>
      <text:h text:style-name="P47" text:outline-level="2"><text:bookmark-start text:name="__RefHeading___Toc494_735095129"/>Notizen <text:span text:style-name="T59">Funktionalität</text:span><text:bookmark-end text:name="__RefHeading___Toc494_735095129"/></text:h>
      <text:h text:style-name="P56" text:outline-level="3"><text:bookmark-start text:name="__RefHeading___Toc496_735095129"/>Notizen Funktionalität: Datenbank Attribute erklärt<text:bookmark-end text:name="__RefHeading___Toc496_735095129"/></text:h>
      <text:p text:style-name="P21">Für <text:span text:style-name="T53">u</text:span>nseren Notizenspeicher haben wir bereits die Datenbank <text:span text:style-name="T53">T</text:span>abelle erstellt die haben wir „notizen“ genannt, in <text:span text:style-name="T53">d</text:span>ieser Datenbank Tabelle gibt es mehrere Attribute:</text:p>
      <text:list xml:id="list3201146334" text:style-name="L1">
        <text:list-item>
          <text:p text:style-name="P68">userid: Das ist die gleiche wie bei dem Login und Register. <text:span text:style-name="T53">W</text:span>ir benutzen sie dafür um herauszufinden für wen die Tabelle ist also wer sie einsehen kann.</text:p>
        </text:list-item>
        <text:list-item>
          <text:p text:style-name="P68">notizid: notizid ist ähnlich wie die userid nur das diese <text:span text:style-name="T60">nur für die Notizen sind, damit man diese </text:span><text:span text:style-name="T53">E</text:span><text:span text:style-name="T60">indeutig unterscheiden kann, weil wenn man dafür zum Beispiel den Notiz Namen </text:span><text:span text:style-name="T61">ne</text:span><text:span text:style-name="T60">hmen würde könnte es zu Problemen führen da man einer Notiz ja den gleichen Namen geben könnte. Die notizid wird automatisch vergeben sobald eine Notiz dann erstellt wird.</text:span></text:p>
        </text:list-item>
        <text:list-item>
          <text:p text:style-name="P69">notiz_inhalt: Dieser Attribut bestimmt darüber was in der Notiz steht z.B. 2 Liter Milch <text:span text:style-name="T61">k</text:span>aufen und 3 Eier.</text:p>
        </text:list-item>
        <text:list-item>
          <text:p text:style-name="P69"><text:soft-page-break/>notiz_erstellt: Dieser Attribut ist dafür da um einzusehen wann die Notiz <text:span text:style-name="T61">e</text:span>rstellt wurde, das wollen wir dann auch anzeigen, damit der Benutzer genau einsehen kann von wann die Notiz ist.</text:p>
        </text:list-item>
        <text:list-item>
          <text:p text:style-name="P69">notiz_bearbeitet: Dieser Attribut ist ähnlich wie notiz_erstellt nur das dieser dafür da ist um sehen wann die Notiz zuletzt bearbeitet wurde, dies wollen wir dem Benutzer nicht anzeigen aber wir wollen, das<text:span text:style-name="T61">s</text:span> die Notiz die zuletzt bearbeitet wurde als erstes angezeigt wird.</text:p>
        </text:list-item>
        <text:list-item>
          <text:p text:style-name="P69">notiz_status: Wir wollen den Attribut notiz_status benutzen um anzuzeigen, ob die Notiz <text:span text:style-name="T61">g</text:span>elöscht ist oder nicht, da wir uns <text:span text:style-name="T61">ü</text:span>berlegt hatten, das<text:span text:style-name="T61">s</text:span> man die Notizen wiederherstellen kann, deswegen ist wenn dieser Attribut auf 1 steht die Notiz Aktiv und wenn der Wert auf Null ist soll er für den Benutzer nur über die Wiederherstellungsfunktion dann einzusehen sein.</text:p>
        </text:list-item>
      </text:list>
      <text:h text:style-name="P56" text:outline-level="3"><text:bookmark-start text:name="__RefHeading___Toc498_735095129"/>Notizen Funktionalität: <text:span text:style-name="T62">Datenbankverbindung + Session</text:span><text:bookmark-end text:name="__RefHeading___Toc498_735095129"/></text:h>
      <text:p text:style-name="P22">Da wir jetzt genau wissen für was wir all unsere Datenbank Attribute verwenden wollen können wir uns an den Hauptcode des <text:span text:style-name="T61">Notizenspeichers</text:span> machen.<text:line-break/>Zuerst beginnen wir wieder damit php zu <text:span text:style-name="T61">i</text:span>nitialisieren.<text:line-break/>Jetzt wollen wir wieder eine Datenbankverbindung haben, das machen wir genau gleich wie bei<text:line-break/>den anderen Seiten mit dem try catch block, also haben wir einfach den Code vom Login 1zu1 rüber <text:span text:style-name="T61">k</text:span>opiert.</text:p>
      <text:p text:style-name="P23"><text:span text:style-name="T63">Jetzt da wir eine Datenbankverbindung haben, wollen wir wieder die Funktion session_start machen und dann überprüfen ob der Nutzer eingeloggt ist, dies wollten wir dann wieder mit der Variabel „sesi</text:span><text:span text:style-name="T61">d“</text:span><text:span text:style-name="T63"> machen die wir im Login vergeben </text:span><text:span text:style-name="T61">haben,</text:span><text:span text:style-name="T63"> </text:span><text:span text:style-name="T61">weil </text:span><text:span text:style-name="T63">wenn der Benutzer nicht die Variabel „sesid“ hat dann wissen wir das er nicht eingeloggt ist.<text:line-break/>Wir hatten zuerst </text:span><text:span text:style-name="T61">p</text:span><text:span text:style-name="T63">robiert zu überprüfen ob die „sesid“ einen Wert in einem </text:span><text:span text:style-name="T61">b</text:span><text:span text:style-name="T63">estimmten Zahlenbereich hat z.B. so: <text:line-break/>if ($_SESSION</text:span><text:span text:style-name="T64">[‘</text:span><text:span text:style-name="T63">sesid’] ==&lt; 0)<text:line-break/></text:span><text:span text:style-name="T61">A</text:span><text:span text:style-name="T63">ber dann dachten wir uns, da</text:span><text:span text:style-name="T61">s</text:span><text:span text:style-name="T63">s es dort einen besseren Weg für geben muss. Und sind dann auf die Funktion „isset“ gestoßen (</text:span><text:a xlink:type="simple" xlink:href="https://www.php.net/manual/de/function.isset.php" text:style-name="Internet_20_link" text:visited-style-name="Visited_20_Internet_20_Link"><text:span text:style-name="T63">https://www.php.net/manual/de/function.isset.php</text:span></text:a><text:span text:style-name="T63">)<text:line-break/>Also dachten wir uns, das</text:span><text:span text:style-name="T61">s</text:span><text:span text:style-name="T63"> wenn „sesid“ „isset“ ist, das</text:span><text:span text:style-name="T61">s</text:span><text:span text:style-name="T63"> dann der Code dann normal ausgeführt wird und man sonst auf die Login Seite geführt wird.<text:line-break/>Aber jetzt dachten wir uns, das</text:span><text:span text:style-name="T61">s</text:span><text:span text:style-name="T63"> es vielleicht geschickter wäre zu überprüfen ob die Variabel nicht nicht Null ist also haben wir </text:span><text:span text:style-name="T65">vor dem „isset“ noch ein ! Gemacht das es es negiert.<text:line-break/>Jetzt </text:span><text:span text:style-name="T61">w</text:span><text:span text:style-name="T65">ollten wir, das</text:span><text:span text:style-name="T61">s</text:span><text:span text:style-name="T65"> wenn die Bedingung </text:span><text:span text:style-name="T61">e</text:span><text:span text:style-name="T65">rfüllt ist noch machen das</text:span><text:span text:style-name="T61">s</text:span><text:span text:style-name="T65"> man zur Login Seite zurückgeführt wird, dies haben wir dann mit der Funktion header (</text:span><text:a xlink:type="simple" xlink:href="https://www.php.net/manual/en/function.header.php" text:style-name="Internet_20_link" text:visited-style-name="Visited_20_Internet_20_Link"><text:span text:style-name="T65">https://www.php.net/manual/en/function.header.php</text:span></text:a><text:span text:style-name="T65">) gemacht.</text:span></text:p>
      <text:h text:style-name="P57" text:outline-level="3"><text:soft-page-break/></text:h>
      <text:h text:style-name="P57" text:outline-level="3"><text:bookmark-start text:name="__RefHeading___Toc500_735095129"/><text:span text:style-name="T62">N</text:span><text:span text:style-name="T66">otizen Funktionalität: </text:span><text:span text:style-name="T62">Notiz Erstellung</text:span><text:bookmark-end text:name="__RefHeading___Toc500_735095129"/></text:h>
      <text:p text:style-name="P42"><text:span text:style-name="T16">Jetzt wollen wir eine Funktion </text:span><text:span text:style-name="T17">e</text:span><text:span text:style-name="T16">rstellen womit wir eine Notiz </text:span><text:span text:style-name="T18">e</text:span><text:span text:style-name="T16">rstellen können. </text:span><text:span text:style-name="T18">D</text:span><text:span text:style-name="T16">as machen wir natürlich mit function und schreiben dort in die Klammer noch die Variabel $db, damit die Funktion auch mit der Datenbank dann </text:span><text:span text:style-name="T18">k</text:span><text:span text:style-name="T16">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9">und </text:span><text:span text:style-name="T20">wir wollen noch einen Knopf machen in html wo man dann dafür draufdrücken kann um die Notiz zu </text:span><text:span text:style-name="T18">e</text:span><text:span text:style-name="T20">rstellen, deswegen haben wir dort noch als </text:span><text:span text:style-name="T18">B</text:span><text:span text:style-name="T20">edingung reingemacht, das</text:span><text:span text:style-name="T18">s</text:span><text:span text:style-name="T20"> neue_notiz gesetzt ist. Die if-Abfrage sieht jetzt so aus:<text:line-break/></text:span><text:span text:style-name="T2">if ($_SERVER['REQUEST_METHOD'] === 'POST' &amp;&amp; isset($_POST['neue_notiz'])) { </text:span><text:span text:style-name="T20">}.</text:span></text:p>
      <text:p text:style-name="P42"><text:span text:style-name="T20"><text:line-break/></text:span><text:span text:style-name="T21">Jetzt wollen wir die Werte(Attribute der Datenbank Tabelle) </text:span><text:span text:style-name="T18">d</text:span><text:span text:style-name="T21">eklarieren die wir in die Datenbank einfügen wollen.</text:span></text:p>
      <text:list xml:id="list3371655452" text:style-name="L2">
        <text:list-item>
          <text:p text:style-name="P64">userid: Die userid bekommen wir wieder durch die Session, indem wir aus der $_SESSION Variabel uns den Wert „sesid“ geben da diese mit der userid identisch ist.</text:p>
        </text:list-item>
      </text:list>
      <text:list xml:id="list2148788462" text:style-name="L3">
        <text:list-item>
          <text:p text:style-name="P67"><text:span text:style-name="T22">Zeit: Die Zeit für </text:span><text:span text:style-name="T18">d</text:span><text:span text:style-name="T22">as Erstellungs</text:span><text:span text:style-name="T18">d</text:span><text:span text:style-name="T22">atum und wann es zuletzt bearbeitet wurde bekommen wir mit der date(</text:span><text:a xlink:type="simple" xlink:href="https://www.w3schools.com/php/func_date_date.asp" text:style-name="Internet_20_link" text:visited-style-name="Visited_20_Internet_20_Link"><text:span text:style-name="T22">https://www.w3schools.com/php/func_date_date.asp</text:span></text:a><text:span text:style-name="T22"> , https://www.php.net/manual/de/function.date.php</text:span><text:span text:style-name="T23">)</text:span><text:span text:style-name="T22">Funktion, </text:span><text:span text:style-name="T18">w</text:span><text:span text:style-name="T22">ir haben es im Format Y-m-d H:i:s formatiert: Y=Jahr, m=Monat, d=Tag, H=Stunde (24Stunden Metrik), i=Minute, s=Sekunde.</text:span></text:p>
        </text:list-item>
      </text:list>
      <text:list xml:id="list130333054740199" text:continue-list="list3371655452" text:style-name="L2">
        <text:list-item>
          <text:p text:style-name="P63"><text:span text:style-name="T24">Name &amp; Inhalt: </text:span><text:span text:style-name="T23">Den Namen und Inhalt werden wir dann wieder aus einem html Format entnehmen, wir haben die Werte erstmals notiz_name und notiz_inhalt genannt.</text:span></text:p>
        </text:list-item>
        <text:list-item>
          <text:p text:style-name="P65">Status: Wir wollten, das<text:span text:style-name="T67">s</text:span> der Status entweder 0 oder 1 ist um zu <text:span text:style-name="T67">d</text:span>eklarieren ob die Notiz angezeigt wird, also haben wir einfach eine Variabel namens Status erstellt und setzen diese auf 1.</text:p>
          <text:p text:style-name="P66"/>
        </text:list-item>
      </text:list>
      <text:p text:style-name="P43"><text:span text:style-name="T23">Jetzt wollen wir die Werte auch in die Datenbank eintragen, dies wollen wir wieder genau so machen wie beim Register </text:span><text:span text:style-name="T25">mit prepare in einem try catch.<text:line-break/>In die query setzen wir nun einen INSERT INTO notizen und als </text:span><text:span text:style-name="T18">W</text:span><text:span text:style-name="T25">erte haben wir dann die Attribute der Tabelle (userid, notiz_name etc.).</text:span></text:p>
      <text:p text:style-name="P43"><text:span text:style-name="T25">Die Parameter die wir in die Tabelle einsetzen, setzen wir nun auf unsere zuvor erstellten Variablen.<text:line-break/>Falls dabei ein Fehler auftritt geben wir eine Fehlernachricht aus.</text:span><text:span text:style-name="T21"><text:line-break/></text:span></text:p>
      <text:h text:style-name="P58" text:outline-level="3"><text:bookmark-start text:name="__RefHeading___Toc652_3299405048"/>Notizen Funktionalität: Notizen Abrufen<text:bookmark-end text:name="__RefHeading___Toc652_3299405048"/></text:h>
      <text:p text:style-name="P24">Jetzt können wir Notizen<text:span text:style-name="T67">s</text:span>peichern, aber wir können sie uns noch nicht <text:span text:style-name="T67">a</text:span>nschauen, <text:span text:style-name="T68">wir wollten dies Anfangs auch in einer Funktion machen aber dachten uns dann, das</text:span><text:span text:style-name="T69">s</text:span><text:span text:style-name="T68"> dies so oder so Sichtbar ist und wir uns deshalb die </text:span><text:span text:style-name="T69">p</text:span><text:span text:style-name="T68">aar Zeilen Code </text:span><text:span text:style-name="T69">s</text:span><text:span text:style-name="T68">paren können.<text:line-break/>Wir haben uns also </text:span><text:span text:style-name="T69">z</text:span><text:span text:style-name="T68">uerst die userid geholt von der Session, weil wir nur die Notizen von einem </text:span><text:span text:style-name="T69">j</text:span><text:span text:style-name="T68">eweiligen Nutzer haben möchten.<text:line-break/>Dann haben wir es so wie beim Login(/Register) gemacht und haben einen try catch Block gemacht <text:s/>wo ein prepare drinnen steht, in der query steht aber diesmal SELECT, weil wir uns schließlich </text:span><text:span text:style-name="T69">W</text:span><text:span text:style-name="T68">erte </text:span><text:span text:style-name="T69">a</text:span><text:span text:style-name="T68">usgeben möchte und nicht einfügen möchten. Bei dem S</text:span><text:span text:style-name="T69">ELECT</text:span><text:span text:style-name="T68"> nehmen wir dann die Tabelle notizen natürlich, wir wollen dann mit dem WHERE Keyword überprüfen ob die userid und </text:span><text:soft-page-break/><text:span text:style-name="T68">der Status 1 ist damit nur die </text:span><text:span text:style-name="T69">r</text:span><text:span text:style-name="T68">ichtigen Notizen angezeigt werden.<text:line-break/></text:span><text:span text:style-name="T70">Jetzt kommt noch hinzu das wir das Keyword ORDER BY (</text:span><text:a xlink:type="simple" xlink:href="https://www.w3schools.com/sql/sql_orderby.asp" text:style-name="Internet_20_link" text:visited-style-name="Visited_20_Internet_20_Link"><text:span text:style-name="T70">https://www.w3schools.com/sql/sql_orderby.asp</text:span></text:a><text:span text:style-name="T70">) benutzen und dann nach notiz_bearbeitet (descending) sortieren damit die </text:span><text:span text:style-name="T69">n</text:span><text:span text:style-name="T70">euesten oben sind.<text:line-break/>Es gibt auch hier wieder ein catch mit einer Fehleranzeige falls etwas falsch läuft.</text:span></text:p>
      <text:p text:style-name="P24"/>
      <text:h text:style-name="P48" text:outline-level="2"><text:bookmark-start text:name="__RefHeading___Toc654_3299405048"/>Notizen html<text:bookmark-end text:name="__RefHeading___Toc654_3299405048"/></text:h>
      <text:p text:style-name="P25"><text:span text:style-name="T71">Jetzt ist der fast </text:span><text:span text:style-name="T69">g</text:span><text:span text:style-name="T71">esamte PHP Quellcode </text:span><text:span text:style-name="T69">f</text:span><text:span text:style-name="T71">ertig, jetzt müssen wir nur so ziemlich nur noch das html &amp; css machen.<text:line-break/>Wir haben damit angefangen wieder die Navigationsleiste zu übernehmen.<text:line-break/></text:span><text:span text:style-name="T72">Wir haben erstmals einen Button erstellt der dann dafür dienen soll, das Feld zu öffnen wo man dann </text:span><text:span text:style-name="T69">e</text:span><text:span text:style-name="T72">ine </text:span><text:span text:style-name="T69">n</text:span><text:span text:style-name="T72">eue Notiz mit erstellen kann.<text:line-break/></text:span><text:span text:style-name="T73">Wir hatten uns überlegt wie wir es machen können das man das Feld nur sieht wenn man den Knopf drückt.<text:line-break/>Wir haben dann eine Lösung mit einer Zeile Javascript gefunden, weil wenn man eine div erstellt und dieser div den </text:span><text:span text:style-name="T69">s</text:span><text:span text:style-name="T73">tyle display None gibt und ihn dann mit Javascript verändert (z.B. display block)<text:line-break/>das man das Feld dann nur sieht wenn man den Knopf gedrückt sieht.</text:span></text:p>
      <text:p text:style-name="P4"><draw:frame draw:style-name="fr2" draw:name="Bild14" text:anchor-type="char" svg:width="17cm" svg:height="3.812cm" draw:z-index="13"><draw:image xlink:href="Pictures/10000201000003E2000000DF1EE878D01968C0B4.png" xlink:type="simple" xlink:show="embed" xlink:actuate="onLoad" draw:mime-type="image/png"/></draw:frame><text:span text:style-name="T73">(</text:span><text:a xlink:type="simple" xlink:href="https://www.w3schools.com/jsref/met_document_getelementbyid.asp" text:style-name="Internet_20_link" text:visited-style-name="Visited_20_Internet_20_Link">https://www.w3schools.com/jsref/met_document_getelementbyid.asp</text:a><text:span text:style-name="T73">)<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73">Jetzt müssen wir noch einstellen, das</text:span><text:span text:style-name="T69">s</text:span><text:span text:style-name="T73"> uns die Notizen angezeigt werden.<text:line-break/>Wir ha</text:span><text:span text:style-name="T74">ben die Notizen bereits im </text:span><text:span text:style-name="T69">PHP-</text:span><text:span text:style-name="T74">Code in einer Variabel gespeichert, also haben wir erstmals wieder PHP gestartet und die Variabel ausgegeben, das hat uns nur </text:span><text:span text:style-name="T69">k</text:span><text:span text:style-name="T74">omische Sachen ausgegeben, da es als Array abgespeichert ist, also haben wir uns überlegt es mit einer foreach </text:span><text:span text:style-name="T69">S</text:span><text:span text:style-name="T74">chleife auszugeben, </text:span><text:span text:style-name="T75">das hat nicht funktioniert und hat uns einfach nur nach langem laden angezeigt, das</text:span><text:span text:style-name="T69">s</text:span><text:span text:style-name="T75">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6">(und ohne Löschknopf der kommt noch)</text:span><text:span text:style-name="T75">.<text:line-break/></text:span></text:p>
      <text:p text:style-name="P4"><text:soft-page-break/></text:p>
      <text:h text:style-name="P49" text:outline-level="2"/>
      <text:h text:style-name="P49" text:outline-level="2"><text:bookmark-start text:name="__RefHeading___Toc759_3803121435"/>To-Do Planung <text:span text:style-name="T77">(Rechtschreibung noch Fixen)</text:span><text:bookmark-end text:name="__RefHeading___Toc759_3803121435"/></text:h>
      <text:p text:style-name="P26">Für unsere To-Do Liste hatten wir uns <text:span text:style-name="T69">ü</text:span>berlegt oben ein Feld mit Textarea und normalem Input Feld zu machen wo man dann der Todo <text:span text:style-name="T69">e</text:span>inen Titel und Inhalt geben kann, <text:span text:style-name="T69">i</text:span>m Backend sollte dann wenn man das Formular <text:span text:style-name="T69">a</text:span>bschickt die <text:span text:style-name="T69">g</text:span>eschriebenen Inhalte in die Datenbank eingetragen werden, zudem auch noch die Userid und die Zeit wo es erstellt wurde. Alle bereits in der Datenbank eingetragenen ToDos sollen in 4 Spalten aufgeteilt werden (To-Do, <text:span text:style-name="T69">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69">entgültigen</text:span> Löschen sind. Man soll auch <text:span text:style-name="T69">w</text:span>enn die To-Dos nicht im Papierkorb oder <text:span text:style-name="T69">e</text:span>rledigt ist sie <text:span text:style-name="T69">b</text:span>earbeiten können (Titel und Inhalt). Zudem wollen wir, das<text:span text:style-name="T69">s</text:span> die Notizen die <text:span text:style-name="T69">zuletzt</text:span> <text:span text:style-name="T69">b</text:span>earbeitet worden ganz oben sin<text:span text:style-name="T77">d.</text:span></text:p>
      <text:h text:style-name="P50" text:outline-level="2"><text:bookmark-start text:name="__RefHeading___Toc761_3803121435"/>To-Do Funktionalität: To-Do Erstellung<text:bookmark-end text:name="__RefHeading___Toc761_3803121435"/></text:h>
      <text:p text:style-name="P37"><text:span text:style-name="T2"><text:line-break/>Für die To-Do Funktion erstellen wir eine neue </text:span><text:span text:style-name="T26">f</text:span><text:span text:style-name="T2">unction „todoSpeichern“ ähnlich wie bei den Notizen, damit wir die todos in der Datenbank speichern können. Als Parameter übergeben wir wieder die $db </text:span><text:span text:style-name="T26">V</text:span><text:span text:style-name="T2">ariabel, damit wir in der Funktion </text:span><text:span text:style-name="T26">Z</text:span><text:span text:style-name="T2">ugriff auf die Datenbank </text:span><text:span text:style-name="T26">V</text:span><text:span text:style-name="T2">erbindung haben.<text:line-break/>Genau wie bei den notizen haben wir eine if-</text:span><text:span text:style-name="T26">V</text:span><text:span text:style-name="T2">erzweigung erstellt wo überprüft wird, ob die REQUEST_METHOD gleich POST ist und ob der </text:span><text:span text:style-name="T26">K</text:span><text:span text:style-name="T2">nopf neue_todo </text:span><text:span text:style-name="T27">angeglickt</text:span><text:span text:style-name="T2"> wurde </text:span><text:span text:style-name="T27">(mit der Funktion isset)</text:span><text:span text:style-name="T2">, damit überprüfen wir ob das Formular abgeschickt wurde. <text:line-break/>Nachdem wir das Formular gec</text:span><text:span text:style-name="T28">h</text:span><text:span text:style-name="T2">eckt haben brauchen wir jetzt die </text:span><text:span text:style-name="T28">W</text:span><text:span text:style-name="T2">erte die wir in die Datenbanktabelle todo eintragen wollen:</text:span></text:p>
      <text:list xml:id="list3755470915" text:style-name="L4">
        <text:list-item>
          <text:p text:style-name="P70">userid: Die userid haben wir wieder aus der Session genommen um zu wissen zu welchem Benutzer die To-Do gehört.</text:p>
        </text:list-item>
      </text:list>
      <text:list xml:id="list394170174" text:style-name="L5">
        <text:list-item>
          <text:p text:style-name="P71">Zeit: Für die Zeit haben wir genau wie bei den <text:span text:style-name="T78">N</text:span>otizen die Funktion date benutzt wo wir dann das Datum und die Uhrzeit bekommen in dem Datenbank Format.</text:p>
        </text:list-item>
        <text:list-item>
          <text:p text:style-name="P75"><text:span text:style-name="T2">Titel &amp; Inhalt: Den Titel und Inhalt bekommen wir aus den </text:span><text:span text:style-name="T28">I</text:span><text:span text:style-name="T2">nput Feldern die wir später im html einfügen. Wir benutzen </text:span><text:span text:style-name="T27">die Funktion </text:span><text:span text:style-name="T2">trim </text:span><text:span text:style-name="T27">(</text:span><text:a xlink:type="simple" xlink:href="https://www.php.net/manual/de/function.trim.php" text:style-name="Internet_20_link" text:visited-style-name="Visited_20_Internet_20_Link"><text:span text:style-name="T27">https://www.php.net/manual/de/function.trim.php</text:span></text:a><text:span text:style-name="T27">) </text:span><text:span text:style-name="T2">damit keine unnötigen </text:span><text:span text:style-name="T28">L</text:span><text:span text:style-name="T2">eerzeichen davor oder danach sind.</text:span></text:p>
        </text:list-item>
        <text:list-item>
          <text:p text:style-name="P76"><text:span text:style-name="T2">Status: Wir haben den Status auf 1 gesetzt damit wir später überprüfen können in welcher Spalte die To-Do angezeigt werden soll, </text:span><text:span text:style-name="T28">w</text:span><text:span text:style-name="T27">ie vorher erwähnt soll jede </text:span><text:span text:style-name="T28">e</text:span><text:span text:style-name="T27">rstell</text:span><text:span text:style-name="T28">t</text:span><text:span text:style-name="T27">e To-Do in der 1. Spalte stehen</text:span><text:span text:style-name="T2">.</text:span></text:p>
          <text:p text:style-name="P76"><text:soft-page-break/><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8">F</text:span><text:span text:style-name="T2">ehler und gibt eine Nachricht aus.</text:span></text:p>
        </text:list-item>
      </text:list>
      <text:p text:style-name="P28"/>
      <text:h text:style-name="P59" text:outline-level="3"><text:bookmark-start text:name="__RefHeading___Toc1221_1929606996"/>To-Do Funktionalität: To-Do Bearbeitung<text:bookmark-end text:name="__RefHeading___Toc1221_1929606996"/></text:h>
      <text:p text:style-name="P27">Nachdem wir eine <text:span text:style-name="T78">F</text:span>unktion zum erstellen von To-Dos haben brauchen wir natürlich auch eine <text:span text:style-name="T78">F</text:span>unktion zum bearbeiten. Dies machen wir mit der Function todoBearbeiten wo wir auch wieder die $db <text:span text:style-name="T78">V</text:span>ariable als <text:span text:style-name="T78">P</text:span>arameter übergeben, damit wir auf die Datenbank zugreifen können. Genau wie beim erstellen haben wir eine <text:span text:style-name="T78">if</text:span>-<text:span text:style-name="T78">V</text:span>erzweigung erstellt wo geprüft wird, ob die REQUEST_METHOD auf POST steht und ob der <text:span text:style-name="T78">K</text:span>nopf todo_bearbeiten gedrückt wurde, dadurch können wir überprüfen ob das Bearbeitungs-Formular abgesendet wurde. Wir holen uns wieder folgende werte: </text:p>
      <text:list xml:id="list1429864705" text:style-name="L6">
        <text:list-item>
          <text:p text:style-name="P72">userid: Die userid bekommen wir wieder aus der Session damit wir wissen zu welchem benutzer die To-Do gehört. </text:p>
        </text:list-item>
        <text:list-item>
          <text:p text:style-name="P72">Zeit: Die Zeit wird mit der date Funktion wieder generiert damit wir wissen wann die To-Do bearbeitet wurde. </text:p>
        </text:list-item>
        <text:list-item>
          <text:p text:style-name="P72">Titel &amp; Inhalt: Die neuen <text:span text:style-name="T78">W</text:span>erte für Titel und Inhalt holen wir aus den input Feldern vom Formular und benutzen trim um unnötige Leerzeichen zu entfernen. Danach erstellen wir wieder einen try-catch Block wie beim erstellen. Im try Teil haben wir diesmal aber einen UPDATE <text:span text:style-name="T78">B</text:span>efehl statt INSERT INTO benutzt, damit ändern wir die vorhandene To-Do in der <text:span text:style-name="T78">D</text:span>atenbank. Wir setzen den Titel, Inhalt und die aktuelle <text:span text:style-name="T78">Z</text:span>eit. Mit WHERE überprüfen wir, das<text:span text:style-name="T78">s</text:span> die To-Do zum richtigen <text:span text:style-name="T78">B</text:span>enutzer gehört und die richtige todoid hat. Mit bindParam haben wir dann wieder die Parameter an die Variabeln gebunden und mit execute den Befehl ausgeführt. Falls ein Fehler auftritt fängt der catch <text:span text:style-name="T78">B</text:span>lock diesen und zeigt eine Fehlermeldung an.</text:p>
        </text:list-item>
      </text:list>
      <text:p text:style-name="P27"/>
      <text:h text:style-name="P60" text:outline-level="3"><text:bookmark-start text:name="__RefHeading___Toc1223_1929606996"/>To-Do Funktionalität: To-Do Löschen (Status 4)<text:bookmark-end text:name="__RefHeading___Toc1223_1929606996"/></text:h>
      <text:p text:style-name="P29">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3237589374" text:style-name="L7">
        <text:list-item>
          <text:p text:style-name="P73">userid: Die userid entnehmen wir erneut der Session, um zu wissen, zu welchem Benutzer die To-Do gehört. </text:p>
        </text:list-item>
        <text:list-item>
          <text:p text:style-name="P73"><text:soft-page-break/>todoid: Die todoid holen wir aus dem Formular, um zu wissen, welche To-Do gelöscht werden soll. </text:p>
        </text:list-item>
      </text:list>
      <text:p text:style-name="P29">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60" text:outline-level="3"><text:bookmark-start text:name="__RefHeading___Toc1225_1929606996"/>To-Do Funktionalität: To-Do Status ändern<text:bookmark-end text:name="__RefHeading___Toc1225_1929606996"/></text:h>
      <text:p text:style-name="P30">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958176632" text:style-name="L8">
        <text:list-item>
          <text:p text:style-name="P74">userid und todoid: Bei diesen Werten ist wieder das gleiche wie bei den Anderen Funktionen.</text:p>
        </text:list-item>
        <text:list-item>
          <text:p text:style-name="P74">Status: Den neuen Status holen wir ebenfalls aus dem Formular, um zu wissen, welcher Status gesetzt werden soll. </text:p>
        </text:list-item>
      </text:list>
      <text:p text:style-name="P38"><text:span text:style-name="T2">Dann erstellen wir </text:span><text:span text:style-name="T29">wieder </text:span><text:span text:style-name="T2">einen try-catch Block. Im try Block verwenden wir einen UPDATE Befehl, um den todo_status auf den neuen Wert zu setzen. </text:span><text:span text:style-name="T30">Where benutzen wir wieder wie bei der anderen Funktion.<text:line-break/></text:span></text:p>
      <text:h text:style-name="P61" text:outline-level="3"><text:bookmark-start text:name="__RefHeading___Toc1227_1929606996"/>To-Do Funktionalität: To-Do Löschen (Status 5)<text:bookmark-end text:name="__RefHeading___Toc1227_1929606996"/></text:h>
      <text:p text:style-name="P31">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12T13:03:30.720000000</dc:date>
    <meta:editing-duration>PT6H57S</meta:editing-duration>
    <meta:editing-cycles>70</meta:editing-cycles>
    <meta:generator>LibreOffice/7.1.4.2$Windows_X86_64 LibreOffice_project/a529a4fab45b75fefc5b6226684193eb000654f6</meta:generator>
    <meta:document-statistic meta:table-count="0" meta:image-count="15" meta:object-count="0" meta:page-count="17" meta:paragraph-count="113" meta:word-count="4872" meta:character-count="32076" meta:non-whitespace-character-count="27213"/>
  </office:meta>
</office:document-meta>
</file>